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45.09mm"/>
    </style:style>
    <style:style style:name="co3" style:family="table-column">
      <style:table-column-properties fo:break-before="auto" style:column-width="82.3mm"/>
    </style:style>
    <style:style style:name="co4" style:family="table-column">
      <style:table-column-properties fo:break-before="auto" style:column-width="105.7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Profilo</text:p>
          </table:table-cell>
          <table:table-cell table:style-name="ce3" office:value-type="string" calcext:value-type="string">
            <text:p>Utente</text:p>
          </table:table-cell>
          <table:table-cell table:style-name="ce3" office:value-type="string" calcext:value-type="string">
            <text:p>Nome Operatore</text:p>
          </table:table-cell>
          <table:table-cell table:style-name="ce3" office:value-type="string" calcext:value-type="string">
            <text:p>link da login a sito</text:p>
          </table:table-cell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lfaccenda</text:p>
          </table:table-cell>
          <table:table-cell office:value-type="string" calcext:value-type="string">
            <text:p>FACCENDA LORIS</text:p>
          </table:table-cell>
          <table:table-cell office:value-type="string" calcext:value-type="string">
            <text:p><text:a xlink:href="http://10.192.1.219/site/login?nomeutenteremedy=lfaccenda" xlink:type="simple">http://10.192.1.219/site/login?nomeutenteremedy=lfaccenda</text:a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rmenafra</text:p>
          </table:table-cell>
          <table:table-cell office:value-type="string" calcext:value-type="string">
            <text:p>MENAFRA RICCARDO</text:p>
          </table:table-cell>
          <table:table-cell office:value-type="string" calcext:value-type="string">
            <text:p><text:a xlink:href="http://10.192.1.219/site/login?nomeutenteremedy=rmenafra" xlink:type="simple">http://10.192.1.219/site/login?nomeutenteremedy=rmenafra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mamaina</text:p>
          </table:table-cell>
          <table:table-cell office:value-type="string" calcext:value-type="string">
            <text:p>AMAINA MAURIZIO</text:p>
          </table:table-cell>
          <table:table-cell office:value-type="string" calcext:value-type="string">
            <text:p><text:a xlink:href="http://10.192.1.219/site/login?nomeutenteremedy=mamaina" xlink:type="simple">http://10.192.1.219/site/login?nomeutenteremedy=mamaina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epavone</text:p>
          </table:table-cell>
          <table:table-cell office:value-type="string" calcext:value-type="string">
            <text:p>PAVONE EMANUELA</text:p>
          </table:table-cell>
          <table:table-cell office:value-type="string" calcext:value-type="string">
            <text:p><text:a xlink:href="http://10.192.1.219/site/login?nomeutenteremedy=epavone" xlink:type="simple">http://10.192.1.219/site/login?nomeutenteremedy=epavone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MORELLI MARCO</text:p>
          </table:table-cell>
          <table:table-cell office:value-type="string" calcext:value-type="string">
            <text:p><text:a xlink:href="http://10.192.1.219/site/login?nomeutenteremedy=gmontuoro" xlink:type="simple">http://10.192.1.219/site/login?nomeutenteremedy=gmontuoro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gmontuoro</text:p>
          </table:table-cell>
          <table:table-cell office:value-type="string" calcext:value-type="string">
            <text:p>MONTUORO GIANLUCA</text:p>
          </table:table-cell>
          <table:table-cell office:value-type="string" calcext:value-type="string">
            <text:p><text:a xlink:href="http://10.192.1.219/site/login?nomeutenteremedy=gbaiocchi" xlink:type="simple">http://10.192.1.219/site/login?nomeutenteremedy=gbaiocchi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gbaiocchi</text:p>
          </table:table-cell>
          <table:table-cell office:value-type="string" calcext:value-type="string">
            <text:p>BAIOCCHI GIANLUCA</text:p>
          </table:table-cell>
          <table:table-cell office:value-type="string" calcext:value-type="string">
            <text:p><text:a xlink:href="http://10.192.1.219/site/login?nomeutenteremedy=gbaiocchi" xlink:type="simple">http://10.192.1.219/site/login?nomeutenteremedy=gbaiocchi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mgallo</text:p>
          </table:table-cell>
          <table:table-cell office:value-type="string" calcext:value-type="string">
            <text:p>GALLO MICHELE</text:p>
          </table:table-cell>
          <table:table-cell office:value-type="string" calcext:value-type="string">
            <text:p><text:a xlink:href="http://10.192.1.219/site/login?nomeutenteremedy=mgallo" xlink:type="simple">http://10.192.1.219/site/login?nomeutenteremedy=mgallo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aincalza</text:p>
          </table:table-cell>
          <table:table-cell office:value-type="string" calcext:value-type="string">
            <text:p>INCALZA ANTONIO</text:p>
          </table:table-cell>
          <table:table-cell office:value-type="string" calcext:value-type="string">
            <text:p><text:a xlink:href="http://10.192.1.219/site/login?nomeutenteremedy=aincalza" xlink:type="simple">http://10.192.1.219/site/login?nomeutenteremedy=aincalza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dpeticchia</text:p>
          </table:table-cell>
          <table:table-cell office:value-type="string" calcext:value-type="string">
            <text:p>PETICCHIA DAVIDE</text:p>
          </table:table-cell>
          <table:table-cell office:value-type="string" calcext:value-type="string">
            <text:p><text:a xlink:href="http://10.192.1.219/site/login?nomeutenteremedy=dpeticchia" xlink:type="simple">http://10.192.1.219/site/login?nomeutenteremedy=dpeticchia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amura</text:p>
          </table:table-cell>
          <table:table-cell office:value-type="string" calcext:value-type="string">
            <text:p>MURA ANDREA</text:p>
          </table:table-cell>
          <table:table-cell office:value-type="string" calcext:value-type="string">
            <text:p><text:a xlink:href="http://10.192.1.219/site/login?nomeutenteremedy=amura" xlink:type="simple">http://10.192.1.219/site/login?nomeutenteremedy=amura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prighini</text:p>
          </table:table-cell>
          <table:table-cell office:value-type="string" calcext:value-type="string">
            <text:p>RIGHINI PAOLO</text:p>
          </table:table-cell>
          <table:table-cell office:value-type="string" calcext:value-type="string">
            <text:p><text:a xlink:href="http://10.192.1.219/site/login?nomeutenteremedy=prighini" xlink:type="simple">http://10.192.1.219/site/login?nomeutenteremedy=prighini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cnicoli</text:p>
          </table:table-cell>
          <table:table-cell office:value-type="string" calcext:value-type="string">
            <text:p>NICOLI CHRISTIAN</text:p>
          </table:table-cell>
          <table:table-cell office:value-type="string" calcext:value-type="string">
            <text:p><text:a xlink:href="http://10.192.1.219/site/login?nomeutenteremedy=cnicoli" xlink:type="simple">http://10.192.1.219/site/login?nomeutenteremedy=cnicoli</text:a></text:p>
          </table:table-cell>
        </table:table-row>
        <table:table-row table:style-name="ro2">
          <table:table-cell office:value-type="string" calcext:value-type="string">
            <text:p>SPOC</text:p>
          </table:table-cell>
          <table:table-cell office:value-type="string" calcext:value-type="string">
            <text:p>cregoli</text:p>
          </table:table-cell>
          <table:table-cell office:value-type="string" calcext:value-type="string">
            <text:p>REGOLI CRISTIANA</text:p>
          </table:table-cell>
          <table:table-cell office:value-type="string" calcext:value-type="string">
            <text:p><text:a xlink:href="http://10.192.1.219/site/login?nomeutenteremedy=cregoli" xlink:type="simple">http://10.192.1.219/site/login?nomeutenteremedy=cregoli</text:a>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llaconi</text:p>
          </table:table-cell>
          <table:table-cell office:value-type="string" calcext:value-type="string">
            <text:p>LACONI LUCA</text:p>
          </table:table-cell>
          <table:table-cell office:value-type="string" calcext:value-type="string">
            <text:p><text:a xlink:href="http://10.192.1.219/site/login?nomeutenteremedy=llaconi" xlink:type="simple">http://10.192.1.219/site/login?nomeutenteremedy=llacon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rmittempergher</text:p>
          </table:table-cell>
          <table:table-cell office:value-type="string" calcext:value-type="string">
            <text:p>MITTEMPERGHER ROBERTO</text:p>
          </table:table-cell>
          <table:table-cell office:value-type="string" calcext:value-type="string">
            <text:p><text:a xlink:href="http://10.192.1.219/site/login?nomeutenteremedy=rmittempergher" xlink:type="simple">http://10.192.1.219/site/login?nomeutenteremedy=rmittempergher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gerola</text:p>
          </table:table-cell>
          <table:table-cell office:value-type="string" calcext:value-type="string">
            <text:p>GEROLA ANDREA</text:p>
          </table:table-cell>
          <table:table-cell office:value-type="string" calcext:value-type="string">
            <text:p><text:a xlink:href="http://10.192.1.219/site/login?nomeutenteremedy=agerola" xlink:type="simple">http://10.192.1.219/site/login?nomeutenteremedy=agerol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pontara</text:p>
          </table:table-cell>
          <table:table-cell office:value-type="string" calcext:value-type="string">
            <text:p>PONTARA MASSIMO</text:p>
          </table:table-cell>
          <table:table-cell office:value-type="string" calcext:value-type="string">
            <text:p><text:a xlink:href="http://10.192.1.219/site/login?nomeutenteremedy=mpontara" xlink:type="simple">http://10.192.1.219/site/login?nomeutenteremedy=mpontar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tomasi</text:p>
          </table:table-cell>
          <table:table-cell office:value-type="string" calcext:value-type="string">
            <text:p>TOMASI MORENO</text:p>
          </table:table-cell>
          <table:table-cell office:value-type="string" calcext:value-type="string">
            <text:p><text:a xlink:href="http://10.192.1.219/site/login?nomeutenteremedy=mtomasi" xlink:type="simple">http://10.192.1.219/site/login?nomeutenteremedy=mtomas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gambuti</text:p>
          </table:table-cell>
          <table:table-cell office:value-type="string" calcext:value-type="string">
            <text:p>GAMBUTI MANUEL</text:p>
          </table:table-cell>
          <table:table-cell office:value-type="string" calcext:value-type="string">
            <text:p><text:a xlink:href="http://10.192.1.219/site/login?nomeutenteremedy=mgambuti" xlink:type="simple">http://10.192.1.219/site/login?nomeutenteremedy=mgambut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spalusa</text:p>
          </table:table-cell>
          <table:table-cell office:value-type="string" calcext:value-type="string">
            <text:p>PALUSA SERGIO</text:p>
          </table:table-cell>
          <table:table-cell office:value-type="string" calcext:value-type="string">
            <text:p><text:a xlink:href="http://10.192.1.219/site/login?nomeutenteremedy=spalusa" xlink:type="simple">http://10.192.1.219/site/login?nomeutenteremedy=spalus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comin</text:p>
          </table:table-cell>
          <table:table-cell office:value-type="string" calcext:value-type="string">
            <text:p>COMIN MATTEO</text:p>
          </table:table-cell>
          <table:table-cell office:value-type="string" calcext:value-type="string">
            <text:p><text:a xlink:href="http://10.192.1.219/site/login?nomeutenteremedy=mcomin" xlink:type="simple">http://10.192.1.219/site/login?nomeutenteremedy=mcomin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sbeltrame</text:p>
          </table:table-cell>
          <table:table-cell office:value-type="string" calcext:value-type="string">
            <text:p>BELTRAME SANDRO</text:p>
          </table:table-cell>
          <table:table-cell office:value-type="string" calcext:value-type="string">
            <text:p><text:a xlink:href="http://10.192.1.219/site/login?nomeutenteremedy=sbeltrame" xlink:type="simple">http://10.192.1.219/site/login?nomeutenteremedy=sbeltrame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prallo</text:p>
          </table:table-cell>
          <table:table-cell office:value-type="string" calcext:value-type="string">
            <text:p>RALLO PIETRO</text:p>
          </table:table-cell>
          <table:table-cell office:value-type="string" calcext:value-type="string">
            <text:p><text:a xlink:href="http://10.192.1.219/site/login?nomeutenteremedy=prallo" xlink:type="simple">http://10.192.1.219/site/login?nomeutenteremedy=prall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leccardi</text:p>
          </table:table-cell>
          <table:table-cell office:value-type="string" calcext:value-type="string">
            <text:p>LECCARDI MATTEO FRANCESCO</text:p>
          </table:table-cell>
          <table:table-cell office:value-type="string" calcext:value-type="string">
            <text:p><text:a xlink:href="http://10.192.1.219/site/login?nomeutenteremedy=mleccardi" xlink:type="simple">http://10.192.1.219/site/login?nomeutenteremedy=mleccard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flunardi</text:p>
          </table:table-cell>
          <table:table-cell office:value-type="string" calcext:value-type="string">
            <text:p>LUNARDI FRANCESCO</text:p>
          </table:table-cell>
          <table:table-cell office:value-type="string" calcext:value-type="string">
            <text:p><text:a xlink:href="http://10.192.1.219/site/login?nomeutenteremedy=flunardi" xlink:type="simple">http://10.192.1.219/site/login?nomeutenteremedy=flunard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mezzullo</text:p>
          </table:table-cell>
          <table:table-cell office:value-type="string" calcext:value-type="string">
            <text:p>MEZZULLO AGOSTINO</text:p>
          </table:table-cell>
          <table:table-cell office:value-type="string" calcext:value-type="string">
            <text:p><text:a xlink:href="http://10.192.1.219/site/login?nomeutenteremedy=amezzullo" xlink:type="simple">http://10.192.1.219/site/login?nomeutenteremedy=amezzull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mattiuzzo</text:p>
          </table:table-cell>
          <table:table-cell office:value-type="string" calcext:value-type="string">
            <text:p>MATTIUZZO MAURO</text:p>
          </table:table-cell>
          <table:table-cell office:value-type="string" calcext:value-type="string">
            <text:p><text:a xlink:href="http://10.192.1.219/site/login?nomeutenteremedy=mmattiuzzo" xlink:type="simple">http://10.192.1.219/site/login?nomeutenteremedy=mmattiuzz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cverdi</text:p>
          </table:table-cell>
          <table:table-cell office:value-type="string" calcext:value-type="string">
            <text:p>VERDI CLEMENTE GIUSEPPE</text:p>
          </table:table-cell>
          <table:table-cell office:value-type="string" calcext:value-type="string">
            <text:p><text:a xlink:href="http://10.192.1.219/site/login?nomeutenteremedy=cverdi" xlink:type="simple">http://10.192.1.219/site/login?nomeutenteremedy=cverd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mtonina</text:p>
          </table:table-cell>
          <table:table-cell office:value-type="string" calcext:value-type="string">
            <text:p>TONINA MICHELE</text:p>
          </table:table-cell>
          <table:table-cell office:value-type="string" calcext:value-type="string">
            <text:p><text:a xlink:href="http://10.192.1.219/site/login?nomeutenteremedy=mtonina" xlink:type="simple">http://10.192.1.219/site/login?nomeutenteremedy=mtonin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tommaso</text:p>
          </table:table-cell>
          <table:table-cell office:value-type="string" calcext:value-type="string">
            <text:p>DI TOMMASO ALBERTO</text:p>
          </table:table-cell>
          <table:table-cell office:value-type="string" calcext:value-type="string">
            <text:p><text:a xlink:href="http://10.192.1.219/site/login?nomeutenteremedy=atommaso" xlink:type="simple">http://10.192.1.219/site/login?nomeutenteremedy=atommas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cchinaglia</text:p>
          </table:table-cell>
          <table:table-cell office:value-type="string" calcext:value-type="string">
            <text:p>CHINAGLIA CLAUDIA</text:p>
          </table:table-cell>
          <table:table-cell office:value-type="string" calcext:value-type="string">
            <text:p><text:a xlink:href="http://10.192.1.219/site/login?nomeutenteremedy=cchinaglia" xlink:type="simple">http://10.192.1.219/site/login?nomeutenteremedy=cchinagli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bertuccio</text:p>
          </table:table-cell>
          <table:table-cell office:value-type="string" calcext:value-type="string">
            <text:p>BERTUCCIO ANTONIO</text:p>
          </table:table-cell>
          <table:table-cell office:value-type="string" calcext:value-type="string">
            <text:p><text:a xlink:href="http://10.192.1.219/site/login?nomeutenteremedy=abertuccio" xlink:type="simple">http://10.192.1.219/site/login?nomeutenteremedy=abertucci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gfranchina</text:p>
          </table:table-cell>
          <table:table-cell office:value-type="string" calcext:value-type="string">
            <text:p>FRANCHINA GIOVANNI MARCO</text:p>
          </table:table-cell>
          <table:table-cell office:value-type="string" calcext:value-type="string">
            <text:p><text:a xlink:href="http://10.192.1.219/site/login?nomeutenteremedy=gfranchina" xlink:type="simple">http://10.192.1.219/site/login?nomeutenteremedy=gfranchin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gbarberi</text:p>
          </table:table-cell>
          <table:table-cell office:value-type="string" calcext:value-type="string">
            <text:p>BARBERI GABRIELE</text:p>
          </table:table-cell>
          <table:table-cell office:value-type="string" calcext:value-type="string">
            <text:p><text:a xlink:href="http://10.192.1.219/site/login?nomeutenteremedy=gbarberi" xlink:type="simple">http://10.192.1.219/site/login?nomeutenteremedy=gbarber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cayvar</text:p>
          </table:table-cell>
          <table:table-cell office:value-type="string" calcext:value-type="string">
            <text:p>AYBAR CRISCUOLO JUAN CARLOS</text:p>
          </table:table-cell>
          <table:table-cell office:value-type="string" calcext:value-type="string">
            <text:p><text:a xlink:href="http://10.192.1.219/site/login?nomeutenteremedy=cayvar" xlink:type="simple">http://10.192.1.219/site/login?nomeutenteremedy=cayvar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rinaldis</text:p>
          </table:table-cell>
          <table:table-cell office:value-type="string" calcext:value-type="string">
            <text:p>DE RINALDIS ANDREA</text:p>
          </table:table-cell>
          <table:table-cell office:value-type="string" calcext:value-type="string">
            <text:p><text:a xlink:href="http://10.192.1.219/site/login?nomeutenteremedy=arinaldis" xlink:type="simple">http://10.192.1.219/site/login?nomeutenteremedy=arinaldis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bettati</text:p>
          </table:table-cell>
          <table:table-cell office:value-type="string" calcext:value-type="string">
            <text:p>BETTATI ANDREA</text:p>
          </table:table-cell>
          <table:table-cell office:value-type="string" calcext:value-type="string">
            <text:p><text:a xlink:href="http://10.192.1.219/site/login?nomeutenteremedy=abettati" xlink:type="simple">http://10.192.1.219/site/login?nomeutenteremedy=abettati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daguila</text:p>
          </table:table-cell>
          <table:table-cell office:value-type="string" calcext:value-type="string">
            <text:p>D'AQUILA DIEGO</text:p>
          </table:table-cell>
          <table:table-cell office:value-type="string" calcext:value-type="string">
            <text:p><text:a xlink:href="http://10.192.1.219/site/login?nomeutenteremedy=daguila" xlink:type="simple">http://10.192.1.219/site/login?nomeutenteremedy=daguil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aritella</text:p>
          </table:table-cell>
          <table:table-cell office:value-type="string" calcext:value-type="string">
            <text:p>RITELLA ALESSIO</text:p>
          </table:table-cell>
          <table:table-cell office:value-type="string" calcext:value-type="string">
            <text:p><text:a xlink:href="http://10.192.1.219/site/login?nomeutenteremedy=aritella" xlink:type="simple">http://10.192.1.219/site/login?nomeutenteremedy=aritella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ncolangelo</text:p>
          </table:table-cell>
          <table:table-cell office:value-type="string" calcext:value-type="string">
            <text:p>COLANGELO NICOLA</text:p>
          </table:table-cell>
          <table:table-cell office:value-type="string" calcext:value-type="string">
            <text:p><text:a xlink:href="http://10.192.1.219/site/login?nomeutenteremedy=ncolangelo" xlink:type="simple">http://10.192.1.219/site/login?nomeutenteremedy=ncolangel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ffranco</text:p>
          </table:table-cell>
          <table:table-cell office:value-type="string" calcext:value-type="string">
            <text:p>FRANCO FRANCESCO</text:p>
          </table:table-cell>
          <table:table-cell office:value-type="string" calcext:value-type="string">
            <text:p><text:a xlink:href="http://10.192.1.219/site/login?nomeutenteremedy=ffranco" xlink:type="simple">http://10.192.1.219/site/login?nomeutenteremedy=ffranco</text:a></text:p>
          </table:table-cell>
        </table:table-row>
        <table:table-row table:style-name="ro2">
          <table:table-cell office:value-type="string" calcext:value-type="string">
            <text:p>Operatore</text:p>
          </table:table-cell>
          <table:table-cell office:value-type="string" calcext:value-type="string">
            <text:p>smezzina</text:p>
          </table:table-cell>
          <table:table-cell office:value-type="string" calcext:value-type="string">
            <text:p>MEZZINA SERGIO</text:p>
          </table:table-cell>
          <table:table-cell office:value-type="string" calcext:value-type="string">
            <text:p><text:a xlink:href="http://10.192.1.219/site/login?nomeutenteremedy=smezzina" xlink:type="simple">http://10.192.1.219/site/login?nomeutenteremedy=smezzin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8:10:19.09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04:07.662000000</meta:creation-date>
    <dc:date>2018-09-18T18:04:52.528000000</dc:date>
    <meta:editing-duration>PT20M10S</meta:editing-duration>
    <meta:editing-cycles>3</meta:editing-cycles>
    <meta:generator>LibreOffice/5.4.2.2$Windows_x86 LibreOffice_project/22b09f6418e8c2d508a9eaf86b2399209b0990f4</meta:generator>
    <meta:document-statistic meta:table-count="1" meta:cell-count="176" meta:object-count="0"/>
  </office:meta>
</office:document-meta>
</file>